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63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svg:stroke-width="0.019cm" draw:fill="solid" draw:fill-color="#da4b8b" draw:textarea-horizontal-align="center" draw:textarea-vertical-align="middle" fo:padding-top="0.009cm" fo:padding-bottom="0.009cm" fo:padding-left="0.009cm" fo:padding-right="0.009cm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6cm" fo:min-width="0.183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da4b8b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63cm" svg:height="0.63cm" svg:x="9.482cm" svg:y="15.01cm">
            <draw:text-box>
              <text:p text:style-name="P1"><text:span text:style-name="T1">O</text:span></text:p>
            </draw:text-box>
          </draw:frame>
          <draw:g>
            <draw:rect draw:style-name="gr2" draw:text-style-name="P3" draw:layer="layout" svg:width="0.2cm" svg:height="0.2cm" svg:x="9.874cm" svg:y="14.946cm">
              <text:p/>
            </draw:rect>
            <draw:frame draw:style-name="gr3" draw:text-style-name="P4" draw:layer="layout" svg:width="0.683cm" svg:height="0.71cm" svg:x="10.921cm" svg:y="14.992cm">
              <draw:text-box>
                <text:p text:style-name="P1"><text:span text:style-name="T2">x</text:span></text:p>
              </draw:text-box>
            </draw:frame>
            <draw:line draw:style-name="gr4" draw:text-style-name="P5" draw:layer="layout" svg:x1="11.475cm" svg:y1="15.153cm" svg:x2="9.868cm" svg:y2="15.153cm">
              <text:p/>
            </draw:line>
            <draw:frame draw:style-name="gr3" draw:text-style-name="P4" draw:layer="layout" svg:width="0.683cm" svg:height="0.71cm" svg:x="9.323cm" svg:y="13.975cm">
              <draw:text-box>
                <text:p text:style-name="P1"><text:span text:style-name="T2">y</text:span></text:p>
              </draw:text-box>
            </draw:frame>
            <draw:line draw:style-name="gr4" draw:text-style-name="P5" draw:layer="layout" svg:x1="9.87cm" svg:y1="14.248cm" svg:x2="9.874cm" svg:y2="15.15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48:13.916015706</meta:creation-date>
    <dc:date>2018-02-09T11:48:32.039166167</dc:date>
    <meta:editing-duration>PT18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